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cdb552"/>
    </style:style>
    <style:style style:name="P2" style:family="paragraph" style:parent-style-name="Standard">
      <style:text-properties style:font-name="Times New Roman" fo:font-size="10.5pt" fo:font-style="italic" style:text-underline-style="none" fo:font-weight="normal" officeooo:rsid="00bc97c9" officeooo:paragraph-rsid="00bc97c9" style:font-size-asian="10.5pt" style:font-style-asian="italic" style:font-weight-asian="normal" style:font-size-complex="10.5pt" style:font-style-complex="italic" style:font-weight-complex="normal"/>
    </style:style>
    <style:style style:name="P3" style:family="paragraph" style:parent-style-name="Standard">
      <style:text-properties style:font-name="Times New Roman" fo:font-size="10.5pt" fo:font-style="italic" style:text-underline-style="solid" style:text-underline-width="auto" style:text-underline-color="font-color" fo:font-weight="normal" officeooo:rsid="00cdb552" officeooo:paragraph-rsid="00cdb552" style:font-size-asian="10.5pt" style:font-style-asian="italic" style:font-weight-asian="normal" style:font-size-complex="10.5pt" style:font-style-complex="italic" style:font-weight-complex="normal"/>
    </style:style>
    <style:style style:name="P4" style:family="paragraph" style:parent-style-name="Standard">
      <style:text-properties style:font-name="Times New Roman" fo:font-size="10.5pt" fo:font-style="normal" style:text-underline-style="none" fo:font-weight="normal" officeooo:rsid="00c5d92a" style:font-size-asian="10.5pt" style:font-style-asian="normal" style:font-weight-asian="normal" style:font-size-complex="10.5pt" style:font-style-complex="normal" style:font-weight-complex="normal"/>
    </style:style>
    <style:style style:name="P5" style:family="paragraph" style:parent-style-name="Standard">
      <style:text-properties style:font-name="Times New Roman" fo:font-size="10.5pt" fo:font-style="normal" style:text-underline-style="none" fo:font-weight="normal" officeooo:rsid="00c5d92a" officeooo:paragraph-rsid="00c5d92a" style:font-size-asian="10.5pt" style:font-style-asian="normal" style:font-weight-asian="normal" style:font-size-complex="10.5pt" style:font-style-complex="normal" style:font-weight-complex="normal"/>
    </style:style>
    <style:style style:name="P6" style:family="paragraph" style:parent-style-name="Standard">
      <style:text-properties style:font-name="Times New Roman" fo:font-size="10.5pt" fo:font-style="normal" style:text-underline-style="none" fo:font-weight="normal" officeooo:rsid="00cc2aeb" officeooo:paragraph-rsid="00cc2aeb" style:font-size-asian="10.5pt" style:font-style-asian="normal" style:font-weight-asian="normal" style:font-size-complex="10.5pt" style:font-style-complex="normal" style:font-weight-complex="normal"/>
    </style:style>
    <style:style style:name="P7" style:family="paragraph" style:parent-style-name="Standard">
      <style:text-properties style:font-name="Times New Roman" fo:font-size="10.5pt" fo:font-style="normal" style:text-underline-style="none" fo:font-weight="normal" officeooo:rsid="00d0f777" officeooo:paragraph-rsid="00d0f777" style:font-size-asian="10.5pt" style:font-style-asian="normal" style:font-weight-asian="normal" style:font-size-complex="10.5pt" style:font-style-complex="normal" style:font-weight-complex="normal"/>
    </style:style>
    <style:style style:name="P8" style:family="paragraph" style:parent-style-name="Standard">
      <style:text-properties style:font-name="Times New Roman" fo:font-size="10.5pt" fo:font-style="normal" style:text-underline-style="solid" style:text-underline-width="auto" style:text-underline-color="font-color" fo:font-weight="bold" officeooo:rsid="009839a6" style:font-size-asian="10.5pt" style:font-style-asian="normal" style:font-weight-asian="bold" style:font-size-complex="10.5pt" style:font-style-complex="normal" style:font-weight-complex="bold"/>
    </style:style>
    <style:style style:name="P9" style:family="paragraph" style:parent-style-name="Standard">
      <style:text-properties style:font-name="Times New Roman" fo:font-size="10.5pt" fo:font-style="normal" style:text-underline-style="solid" style:text-underline-width="auto" style:text-underline-color="font-color" fo:font-weight="bold" officeooo:rsid="009839a6" officeooo:paragraph-rsid="00bc97c9" style:font-size-asian="10.5pt" style:font-style-asian="normal" style:font-weight-asian="bold" style:font-size-complex="10.5pt" style:font-style-complex="normal" style:font-weight-complex="bold"/>
    </style:style>
    <style:style style:name="P10" style:family="paragraph" style:parent-style-name="Standard">
      <style:text-properties style:font-name="Times New Roman" fo:font-size="10.5pt" fo:font-style="normal" style:text-underline-style="solid" style:text-underline-width="auto" style:text-underline-color="font-color" fo:font-weight="bold" officeooo:rsid="00bc929e" officeooo:paragraph-rsid="00bc929e" style:font-size-asian="10.5pt" style:font-style-asian="normal" style:font-weight-asian="bold" style:font-size-complex="10.5pt" style:font-style-complex="normal" style:font-weight-complex="bold"/>
    </style:style>
    <style:style style:name="P11" style:family="paragraph" style:parent-style-name="Standard">
      <style:text-properties style:font-name="Times New Roman" fo:font-size="10.5pt" fo:font-style="normal" style:text-underline-style="solid" style:text-underline-width="auto" style:text-underline-color="font-color" fo:font-weight="bold" officeooo:rsid="00bc97c9" officeooo:paragraph-rsid="00bc97c9" style:font-size-asian="10.5pt" style:font-style-asian="normal" style:font-weight-asian="bold" style:font-size-complex="10.5pt" style:font-style-complex="normal" style:font-weight-complex="bold"/>
    </style:style>
    <style:style style:name="P12" style:family="paragraph" style:parent-style-name="Standard">
      <style:text-properties style:font-name="Times New Roman" fo:font-size="10.5pt" fo:font-style="normal" style:text-underline-style="solid" style:text-underline-width="auto" style:text-underline-color="font-color" fo:font-weight="bold" officeooo:rsid="00cdb552" officeooo:paragraph-rsid="00cdb552" style:font-size-asian="10.5pt" style:font-style-asian="normal" style:font-weight-asian="bold" style:font-size-complex="10.5pt" style:font-style-complex="normal" style:font-weight-complex="bold"/>
    </style:style>
    <style:style style:name="P13" style:family="paragraph" style:parent-style-name="Standard">
      <style:text-properties officeooo:paragraph-rsid="00bc929e"/>
    </style:style>
    <style:style style:name="P14" style:family="paragraph" style:parent-style-name="Standard">
      <style:text-properties officeooo:rsid="00be0971" officeooo:paragraph-rsid="00be0971"/>
    </style:style>
    <style:style style:name="P15" style:family="paragraph" style:parent-style-name="Standard">
      <style:text-properties officeooo:paragraph-rsid="00cdb552"/>
    </style:style>
    <style:style style:name="P16" style:family="paragraph" style:parent-style-name="Standard">
      <style:text-properties officeooo:paragraph-rsid="00d2c654"/>
    </style:style>
    <style:style style:name="P17" style:family="paragraph" style:parent-style-name="Standard">
      <style:text-properties officeooo:paragraph-rsid="00c372b6"/>
    </style:style>
    <style:style style:name="T1" style:family="text">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T2" style:family="text">
      <style:text-properties style:font-name="Times New Roman" fo:font-size="10.5pt" fo:font-style="normal" style:text-underline-style="none" fo:font-weight="normal" officeooo:rsid="00bc929e" style:font-size-asian="10.5pt" style:font-style-asian="normal" style:font-weight-asian="normal" style:font-size-complex="10.5pt" style:font-style-complex="normal" style:font-weight-complex="normal"/>
    </style:style>
    <style:style style:name="T3" style:family="text">
      <style:text-properties style:font-name="Times New Roman" fo:font-size="10.5pt" fo:font-style="normal" style:text-underline-style="none" fo:font-weight="normal" officeooo:rsid="00bc97c9" style:font-size-asian="10.5pt" style:font-style-asian="normal" style:font-weight-asian="normal" style:font-size-complex="10.5pt" style:font-style-complex="normal" style:font-weight-complex="normal"/>
    </style:style>
    <style:style style:name="T4" style:family="text">
      <style:text-properties style:font-name="Times New Roman" fo:font-size="10.5pt" fo:font-style="normal" style:text-underline-style="none" fo:font-weight="normal" officeooo:rsid="00be0971" style:font-size-asian="10.5pt" style:font-style-asian="normal" style:font-weight-asian="normal" style:font-size-complex="10.5pt" style:font-style-complex="normal" style:font-weight-complex="normal"/>
    </style:style>
    <style:style style:name="T5" style:family="text">
      <style:text-properties style:font-name="Times New Roman" fo:font-size="10.5pt" fo:font-style="normal" style:text-underline-style="none" fo:font-weight="normal" officeooo:rsid="00cdb552" style:font-size-asian="10.5pt" style:font-style-asian="normal" style:font-weight-asian="normal" style:font-size-complex="10.5pt" style:font-style-complex="normal" style:font-weight-complex="normal"/>
    </style:style>
    <style:style style:name="T6" style:family="text">
      <style:text-properties style:font-name="Times New Roman" fo:font-size="10.5pt" fo:font-style="normal" style:text-underline-style="none" fo:font-weight="normal" officeooo:rsid="00d2c654" style:font-size-asian="10.5pt" style:font-style-asian="normal" style:font-weight-asian="normal" style:font-size-complex="10.5pt" style:font-style-complex="normal" style:font-weight-complex="normal"/>
    </style:style>
    <style:style style:name="T7" style:family="text">
      <style:text-properties style:font-name="Times New Roman" fo:font-size="10.5pt" fo:font-style="normal" style:text-underline-style="none" fo:font-weight="normal" officeooo:rsid="00d547bd" style:font-size-asian="10.5pt" style:font-style-asian="normal" style:font-weight-asian="normal" style:font-size-complex="10.5pt" style:font-style-complex="normal" style:font-weight-complex="normal"/>
    </style:style>
    <style:style style:name="T8" style:family="text">
      <style:text-properties style:font-name="Times New Roman" fo:font-size="10.5pt" fo:font-style="normal" style:text-underline-style="none" fo:font-weight="normal" officeooo:rsid="00c372b6" style:font-size-asian="10.5pt" style:font-style-asian="normal" style:font-weight-asian="normal" style:font-size-complex="10.5pt" style:font-style-complex="normal" style:font-weight-complex="normal"/>
    </style:style>
    <style:style style:name="T9" style:family="text">
      <style:text-properties style:font-name="Times New Roman" fo:font-size="10.5pt" fo:font-style="normal" style:text-underline-style="none" fo:font-weight="normal" officeooo:rsid="00d4de57" style:font-size-asian="10.5pt" style:font-style-asian="normal" style:font-weight-asian="normal" style:font-size-complex="10.5pt" style:font-style-complex="normal" style:font-weight-complex="normal"/>
    </style:style>
    <style:style style:name="T10" style:family="text">
      <style:text-properties style:font-name="Times New Roman" fo:font-size="10.5pt" fo:font-style="italic" style:text-underline-style="none" fo:font-weight="normal" officeooo:rsid="00cdb552" style:font-size-asian="10.5pt" style:font-style-asian="italic" style:font-weight-asian="normal" style:font-size-complex="10.5pt" style:font-style-complex="italic" style:font-weight-complex="normal"/>
    </style:style>
    <style:style style:name="T11" style:family="text">
      <style:text-properties style:font-name="Times New Roman" fo:font-size="10.5pt" fo:font-style="italic" fo:font-weight="normal" officeooo:rsid="00cdb552" style:font-size-asian="10.5pt" style:font-style-asian="italic" style:font-weight-asian="normal" style:font-size-complex="10.5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be0971" style:font-style-asian="normal" style:font-style-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bc929e" style:font-weight-asian="normal" style:font-weight-complex="normal"/>
    </style:style>
    <style:style style:name="T16" style:family="text">
      <style:text-properties officeooo:rsid="00c659e2"/>
    </style:style>
    <style:style style:name="T17" style:family="text">
      <style:text-properties officeooo:rsid="00d4de57"/>
    </style:style>
    <style:style style:name="T18" style:family="text">
      <style:text-properties officeooo:rsid="00d547b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at should be the scope of the exit interview?</text:p>
      <text:p text:style-name="P8"/>
      <text:p text:style-name="P13"><text:span text:style-name="T2">From a cybersecurity standpoint an exit interview should have a multitude of topics to cover. The first being verification of the restriction of access to systems. </text:span><text:span text:style-name="T3">Next it is important to review the companies policies and procedures before leaving </text:span><text:span text:style-name="T7">so</text:span><text:span text:style-name="T3"> the employee is reminded of repercussions. Lastly it is good to ask for feed back </text:span><text:span text:style-name="T7">on room for </text:span><text:span text:style-name="T3">improve</text:span><text:span text:style-name="T7">ment</text:span><text:span text:style-name="T3">. Examples of this could be feedback on training, <text:s/>policies, <text:s/>procedures, and future trends.</text:span></text:p>
      <text:p text:style-name="P10"/>
      <text:p text:style-name="P8">Suggest two questions to ask a security employee during the exit interview.</text:p>
      <text:p text:style-name="P8"/>
      <text:p text:style-name="P11"><text:span text:style-name="T15">W</text:span><text:span text:style-name="T14">hen it comes to training what could have been improved?</text:span></text:p>
      <text:p text:style-name="P11"><text:span text:style-name="T14">When it comes to the organizations cybersecurity posture, what are some areas of improvement?</text:span></text:p>
      <text:p text:style-name="P9"/>
      <text:p text:style-name="P8">What are the gains for management? What are the risks?</text:p>
      <text:p text:style-name="P8"/>
      <text:p text:style-name="P2">Gains:</text:p>
      <text:p text:style-name="P2"><text:span text:style-name="T12">Insight </text:span><text:span text:style-name="T13">can come from </text:span><text:span text:style-name="T12">employees who might be more candid about their experience</text:span><text:span text:style-name="T13">s</text:span><text:span text:style-name="T12"> now that they are leaving </text:span><text:span text:style-name="T13">the organization. Some examples of short term gains are insights into vulnerabilities, training needs, policies, and procedures. Current employees with no intention of leaving are less likely to critique these subjects.</text:span></text:p>
      <text:p text:style-name="P2"><text:span text:style-name="T12"><text:tab/></text:span></text:p>
      <text:p text:style-name="P2">Risks:</text:p>
      <text:p text:style-name="P14"><text:span text:style-name="T4">A</text:span><text:span text:style-name="T1">sking exit interview questions adds another information security risk because the answers must be retained in a safe and secure manner. If leaked it can not only cause legal risks to the organization but would also lower employee morale.</text:span></text:p>
      <text:p text:style-name="P9"/>
      <text:p text:style-name="P8">What measures can you suggest to mitigate the unlikely possibility of violent disgruntled employee?</text:p>
      <text:p text:style-name="P8"/>
      <text:p text:style-name="P17"><text:span text:style-name="T8">To begin to a defined code of conduct that also includes consequences for violations. This can help set expectations to discourage disruptive behavior. Implement safe hiring practices like background checks to reduce risk of violent offenders. Train employees <text:s/>on conflict resolution to help diffuse situations. Implement a threat detection plan that alerts when read flags in the organization appear such as more aggressive behavior or threats of violence. Have a response plan in place in case of emergency. Also performing exit interviews </text:span><text:span text:style-name="T7">can</text:span><text:span text:style-name="T8"> provide insight </text:span><text:span text:style-name="T7">on how </text:span><text:span text:style-name="T8">to mitigate risk.</text:span></text:p>
      <text:p text:style-name="P8"/>
      <text:p text:style-name="P8">Has your organization/workplace formulated a policy or guidelines for dealing with workplace violence?</text:p>
      <text:p text:style-name="P4"/>
      <text:p text:style-name="P5">Lockheed Martin has a 0% tolerance when it comes to workplace violence. Violence is first defined within the internal guidelines of the organization. The the company <text:span text:style-name="T16">then </text:span>assess the risk defined for the types of violence so that potential sources and associated risk levels can be exposed. Lockheed employs a reporting system that allows employees to expose incidents or behavior that goes against guidelines. In case of emergency Lockheed has response plans in place to handle violent situations. This is through private security, local police, and militaries. Dealing with workplace violence also includes mitigating it through <text:span text:style-name="T16">employee </text:span>training<text:span text:style-name="T16"> as well as management </text:span>reviewing and updating <text:s/>policies.</text:p>
      <text:p text:style-name="P5"/>
      <text:p text:style-name="P8">If your workplace/organization does not have such a policy/guidelines provide a brief explanation about how it will help management, and who should develop such a policy.</text:p>
      <text:p text:style-name="P8"/>
      <text:p text:style-name="P6">Developing such a policy can help management by preventing incidents, having an effective response, and protects the organization. This should be developed by a cross-functional team that includes management, human resources, legal, and security.</text:p>
      <text:p text:style-name="P8"/>
      <text:p text:style-name="P8">Describe two examples of separation of controls in the cybersecurity department.</text:p>
      <text:p text:style-name="P12"/>
      <text:p text:style-name="P3">Access Control and Change Management separation of controls:</text:p>
      <text:p text:style-name="P7">Access control involves managing user account permissions while change management involves approving or implementing changes to IT. If access control administrators took on that additional responsibility they would have more centralized power of the IT infrastructure increasing risk of incidents.</text:p>
      <text:p text:style-name="P7"><text:soft-page-break/></text:p>
      <text:p text:style-name="P1"><text:span text:style-name="T11">Incident Response and Forensic Analysis separation of controls:</text:span></text:p>
      <text:p text:style-name="P16"><text:span text:style-name="T5">I</text:span><text:span text:style-name="T6">ncident Response involves identifying and containing the incident while the forensic analysis team is responsible for investigating what caused the incident. Having two separate teams helps ensure the investigation is performed with out bias.</text:span></text:p>
      <text:p text:style-name="P15"><text:span text:style-name="T10"/></text:p>
      <text:p text:style-name="P8">In your opinion, why is separation of controls necessary in the security department?</text:p>
      <text:p text:style-name="P8"/>
      <text:p text:style-name="P16"><text:span text:style-name="T6">Because it distributes powers within an organization. Like mentioned above the access control team could set up their own back doors if they were in charge of change </text:span><text:span text:style-name="T7">management.</text:span><text:span text:style-name="T6"> Likewise the forensic analysis team could obfuscate their results if they were the ones conducting the incident response.</text:span></text:p>
      <text:p text:style-name="P8"/>
      <text:p text:style-name="P8">What can happen when small to mid-size organizations lack separation of control?</text:p>
      <text:p text:style-name="P8"/>
      <text:p text:style-name="P16"><text:span text:style-name="T6">The most apparent risk is that of fraud. If there is no separation of control, </text:span><text:span text:style-name="T7">decisive</text:span><text:span text:style-name="T6"> moves can be made from a single entity that can be detrimental to an organization. This can be </text:span><text:span text:style-name="T7">both</text:span><text:span text:style-name="T6"> malicious and unintentional in nature. When one person has to much control there is greater risk of errors and mistakes. </text:span><text:span text:style-name="T9">With limited oversight it becomes more difficult to detect and respond to incident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49:12.628620362</meta:creation-date>
    <dc:date>2023-04-11T13:31:09.039408997</dc:date>
    <meta:editing-duration>P2DT17H12M56S</meta:editing-duration>
    <meta:editing-cycles>88</meta:editing-cycles>
    <meta:generator>LibreOffice/6.4.7.2$Linux_X86_64 LibreOffice_project/40$Build-2</meta:generator>
    <meta:document-statistic meta:table-count="0" meta:image-count="0" meta:object-count="0" meta:page-count="2" meta:paragraph-count="26" meta:word-count="741" meta:character-count="4856" meta:non-whitespace-character-count="4134"/>
  </office:meta>
</office:document-meta>
</file>